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36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6.75pt" style:use-optimal-row-height="fals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4" table:number-rows-spanned="1" table:style-name="ce13">
            <text:p>Empresa: MARLI ROSA DOS SANTOS VIEIRA</text:p>
          </table:table-cell>
          <table:covered-table-cell table:number-columns-repeated="3"/>
          <table:table-cell office:value-type="string" table:number-columns-spanned="5" table:number-rows-spanned="1" table:style-name="ce14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3">
            <text:p>Endereço: Rua Trinta de Dezembro, 265</text:p>
          </table:table-cell>
          <table:covered-table-cell table:number-columns-repeated="3"/>
          <table:table-cell table:number-columns-spanned="5" table:number-rows-spanned="5" table:style-name="ce28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3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3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3">
            <text:p>Agência:</text:p>
          </table:table-cell>
          <table:covered-table-cell/>
          <table:table-cell office:value-type="string" table:number-columns-spanned="2" table:number-rows-spanned="1" table:style-name="ce13">
            <text:p>Conta Corrente: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3">
            <text:p>Telefone Empresa: 48-3432-5113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2"/>
          <table:table-cell office:value-type="string" table:number-columns-spanned="3" table:number-rows-spanned="1" table:style-name="ce15">
            <text:p>ORÇAMENTO</text:p>
          </table:table-cell>
          <table:covered-table-cell table:number-columns-repeated="2"/>
          <table:table-cell table:number-columns-repeated="16378" table:style-name="ce2"/>
        </table:table-row>
        <table:table-row table:style-name="ro1">
          <table:table-cell office:value-type="string" table:number-columns-spanned="9" table:number-rows-spanned="1" table:style-name="ce13">
            <text:p>Unidade Escolar: APP EMEF TRANQUILO PISSETI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Endereço: RUA LINHA TES RIBEIROPES - NOSSA SENHORA DE FATIMA<text:s text:c="38"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elefone: (48) 3432-7274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CNPJ: 80.169.717/0001-09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Recurso: PDDE EDUCACAO BASICA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number-columns-spanned="7" table:number-rows-spanned="1" table:style-name="ce16">
            <text:p>PRAZO ENTREGA / EXECUÇÃO DO SERVIÇO: Imediato</text:p>
          </table:table-cell>
          <table:covered-table-cell table:number-columns-repeated="6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style-name="ce3">
            <text:p>Item</text:p>
          </table:table-cell>
          <table:table-cell office:value-type="string" table:number-columns-spanned="5" table:number-rows-spanned="1" table:style-name="ce17">
            <text:p>Especificação e Marca do Produto</text:p>
          </table:table-cell>
          <table:covered-table-cell table:number-columns-repeated="4"/>
          <table:table-cell office:value-type="string" table:style-name="ce3">
            <text:p>Quant</text:p>
          </table:table-cell>
          <table:table-cell office:value-type="string" table:style-name="ce4">
            <text:p>Valor</text:p>
            <text:p>Unitário</text:p>
          </table:table-cell>
          <table:table-cell office:value-type="string" table:style-name="ce4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5">
            <text:p>01</text:p>
          </table:table-cell>
          <table:table-cell office:value-type="string" table:number-columns-spanned="5" table:number-rows-spanned="1" table:style-name="ce14">
            <text:p>PAPEL FOTOGRAFICO A4 180G</text:p>
          </table:table-cell>
          <table:covered-table-cell table:number-columns-repeated="4"/>
          <table:table-cell office:value-type="float" office:value="500" table:style-name="ce6">
            <text:p>500</text:p>
          </table:table-cell>
          <table:table-cell office:value-type="float" office:value="1.2" table:style-name="ce7">
            <text:p>R$ 1,20</text:p>
          </table:table-cell>
          <table:table-cell office:value-type="float" office:value="600" table:formula="of:=[.H18]*[.G18]" table:style-name="ce7">
            <text:p>R$ 600,00</text:p>
          </table:table-cell>
          <table:table-cell table:number-columns-repeated="16375"/>
        </table:table-row>
        <table:table-row table:style-name="ro1">
          <table:table-cell office:value-type="float" office:value="2" table:style-name="ce5">
            <text:p>02</text:p>
          </table:table-cell>
          <table:table-cell office:value-type="string" table:number-columns-spanned="5" table:number-rows-spanned="1" table:style-name="ce14">
            <text:p>TNT VERMELHO</text:p>
          </table:table-cell>
          <table:covered-table-cell table:number-columns-repeated="4"/>
          <table:table-cell office:value-type="float" office:value="150" table:style-name="ce6">
            <text:p>150</text:p>
          </table:table-cell>
          <table:table-cell office:value-type="float" office:value="3.6" table:style-name="ce7">
            <text:p>R$ 3,60</text:p>
          </table:table-cell>
          <table:table-cell office:value-type="float" office:value="540" table:formula="of:=[.H19]*[.G19]" table:style-name="ce7">
            <text:p>R$ 540,00</text:p>
          </table:table-cell>
          <table:table-cell table:number-columns-repeated="16375"/>
        </table:table-row>
        <table:table-row table:style-name="ro1">
          <table:table-cell office:value-type="float" office:value="3" table:style-name="ce5">
            <text:p>03</text:p>
          </table:table-cell>
          <table:table-cell office:value-type="string" table:number-columns-spanned="5" table:number-rows-spanned="1" table:style-name="ce14">
            <text:p>PASTA L A4</text:p>
          </table:table-cell>
          <table:covered-table-cell table:number-columns-repeated="4"/>
          <table:table-cell office:value-type="float" office:value="200" table:style-name="ce6">
            <text:p>200</text:p>
          </table:table-cell>
          <table:table-cell office:value-type="float" office:value="1.7" table:style-name="ce7">
            <text:p>R$ 1,70</text:p>
          </table:table-cell>
          <table:table-cell office:value-type="float" office:value="340" table:formula="of:=[.H20]*[.G20]" table:style-name="ce7">
            <text:p>R$ 340,00</text:p>
          </table:table-cell>
          <table:table-cell table:number-columns-repeated="16375"/>
        </table:table-row>
        <table:table-row table:style-name="ro1">
          <table:table-cell office:value-type="float" office:value="4" table:style-name="ce5">
            <text:p>04</text:p>
          </table:table-cell>
          <table:table-cell office:value-type="string" table:number-columns-spanned="5" table:number-rows-spanned="1" table:style-name="ce14">
            <text:p>PAPEL ONDULADO SIMPLES</text:p>
          </table:table-cell>
          <table:covered-table-cell table:number-columns-repeated="4"/>
          <table:table-cell office:value-type="float" office:value="50" table:style-name="ce6">
            <text:p>50</text:p>
          </table:table-cell>
          <table:table-cell office:value-type="float" office:value="3.5" table:style-name="ce7">
            <text:p>R$ 3,50</text:p>
          </table:table-cell>
          <table:table-cell office:value-type="float" office:value="175" table:formula="of:=[.H21]*[.G21]" table:style-name="ce7">
            <text:p>R$ 175,00</text:p>
          </table:table-cell>
          <table:table-cell table:number-columns-repeated="16375"/>
        </table:table-row>
        <table:table-row table:style-name="ro1">
          <table:table-cell office:value-type="float" office:value="5" table:style-name="ce5">
            <text:p>05</text:p>
          </table:table-cell>
          <table:table-cell office:value-type="string" table:number-columns-spanned="5" table:number-rows-spanned="1" table:style-name="ce14">
            <text:p>REABASTECEDOR 1L AZUL</text:p>
          </table:table-cell>
          <table:covered-table-cell table:number-columns-repeated="4"/>
          <table:table-cell office:value-type="float" office:value="2" table:style-name="ce6">
            <text:p>2</text:p>
          </table:table-cell>
          <table:table-cell office:value-type="float" office:value="248" table:style-name="ce7">
            <text:p>R$ 248,00</text:p>
          </table:table-cell>
          <table:table-cell office:value-type="float" office:value="496" table:formula="of:=[.H22]*[.G22]" table:style-name="ce7">
            <text:p>R$ 496,00</text:p>
          </table:table-cell>
          <table:table-cell table:number-columns-repeated="16375"/>
        </table:table-row>
        <table:table-row table:style-name="ro1">
          <table:table-cell office:value-type="float" office:value="6" table:style-name="ce5">
            <text:p>06</text:p>
          </table:table-cell>
          <table:table-cell office:value-type="string" table:number-columns-spanned="5" table:number-rows-spanned="1" table:style-name="ce14">
            <text:p>REABASTECEDOR 1L PRETO</text:p>
          </table:table-cell>
          <table:covered-table-cell table:number-columns-repeated="4"/>
          <table:table-cell office:value-type="float" office:value="2" table:style-name="ce6">
            <text:p>2</text:p>
          </table:table-cell>
          <table:table-cell office:value-type="float" office:value="248" table:style-name="ce7">
            <text:p>R$ 248,00</text:p>
          </table:table-cell>
          <table:table-cell office:value-type="float" office:value="496" table:formula="of:=[.H23]*[.G23]" table:style-name="ce7">
            <text:p>R$ 496,00</text:p>
          </table:table-cell>
          <table:table-cell table:number-columns-repeated="16375"/>
        </table:table-row>
        <table:table-row table:style-name="ro1">
          <table:table-cell office:value-type="float" office:value="7" table:style-name="ce5">
            <text:p>07</text:p>
          </table:table-cell>
          <table:table-cell office:value-type="string" table:number-columns-spanned="5" table:number-rows-spanned="1" table:style-name="ce14">
            <text:p>REABASTECEDOR 1L VERMELHO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248" table:style-name="ce7">
            <text:p>R$ 248,00</text:p>
          </table:table-cell>
          <table:table-cell office:value-type="float" office:value="248" table:formula="of:=[.H24]*[.G24]" table:style-name="ce7">
            <text:p>R$ 248,00</text:p>
          </table:table-cell>
          <table:table-cell table:number-columns-repeated="16375"/>
        </table:table-row>
        <table:table-row table:style-name="ro1">
          <table:table-cell office:value-type="float" office:value="8" table:style-name="ce5">
            <text:p>08</text:p>
          </table:table-cell>
          <table:table-cell office:value-type="string" table:number-columns-spanned="5" table:number-rows-spanned="1" table:style-name="ce14">
            <text:p>ENVELOPE OURO 110X170 80GRS.</text:p>
          </table:table-cell>
          <table:covered-table-cell table:number-columns-repeated="4"/>
          <table:table-cell office:value-type="float" office:value="1003" table:style-name="ce6">
            <text:p>1003</text:p>
          </table:table-cell>
          <table:table-cell office:value-type="float" office:value="0.5" table:style-name="ce7">
            <text:p>R$ 0,50</text:p>
          </table:table-cell>
          <table:table-cell office:value-type="float" office:value="501.5" table:formula="of:=[.H25]*[.G25]" table:style-name="ce7">
            <text:p>R$ 501,50</text:p>
          </table:table-cell>
          <table:table-cell table:number-columns-repeated="16375"/>
        </table:table-row>
        <table:table-row table:style-name="ro1">
          <table:table-cell office:value-type="float" office:value="9" table:style-name="ce5">
            <text:p>09</text:p>
          </table:table-cell>
          <table:table-cell office:value-type="string" table:number-columns-spanned="5" table:number-rows-spanned="1" table:style-name="ce14">
            <text:p>FITA CREPE 18MMX050M</text:p>
          </table:table-cell>
          <table:covered-table-cell table:number-columns-repeated="4"/>
          <table:table-cell office:value-type="float" office:value="20" table:style-name="ce6">
            <text:p>20</text:p>
          </table:table-cell>
          <table:table-cell office:value-type="float" office:value="25.5" table:style-name="ce7">
            <text:p>R$ 25,50</text:p>
          </table:table-cell>
          <table:table-cell office:value-type="float" office:value="510" table:formula="of:=[.H26]*[.G26]" table:style-name="ce7">
            <text:p>R$ 510,00</text:p>
          </table:table-cell>
          <table:table-cell table:number-columns-repeated="16375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number-columns-spanned="5" table:number-rows-spanned="1" table:style-name="ce14">
            <text:p>FITA ADESIVA 45X45</text:p>
          </table:table-cell>
          <table:covered-table-cell table:number-columns-repeated="4"/>
          <table:table-cell office:value-type="float" office:value="20" table:style-name="ce6">
            <text:p>20</text:p>
          </table:table-cell>
          <table:table-cell office:value-type="float" office:value="6.5" table:style-name="ce7">
            <text:p>R$ 6,50</text:p>
          </table:table-cell>
          <table:table-cell office:value-type="float" office:value="130" table:formula="of:=[.H27]*[.G27]" table:style-name="ce7">
            <text:p>R$ 130,00</text:p>
          </table:table-cell>
          <table:table-cell table:number-columns-repeated="16375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number-columns-spanned="5" table:number-rows-spanned="1" table:style-name="ce14">
            <text:p>COLA BASTAO 40G</text:p>
          </table:table-cell>
          <table:covered-table-cell table:number-columns-repeated="4"/>
          <table:table-cell office:value-type="float" office:value="20" table:style-name="ce6">
            <text:p>20</text:p>
          </table:table-cell>
          <table:table-cell office:value-type="float" office:value="5.8" table:style-name="ce7">
            <text:p>R$ 5,80</text:p>
          </table:table-cell>
          <table:table-cell office:value-type="float" office:value="116" table:formula="of:=[.H28]*[.G28]" table:style-name="ce7">
            <text:p>R$ 116,00</text:p>
          </table:table-cell>
          <table:table-cell table:number-columns-repeated="16375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number-columns-spanned="5" table:number-rows-spanned="1" table:style-name="ce14">
            <text:p>FOLHA DE PAPEL C/ PAUTA</text:p>
          </table:table-cell>
          <table:covered-table-cell table:number-columns-repeated="4"/>
          <table:table-cell office:value-type="float" office:value="400" table:style-name="ce6">
            <text:p>400</text:p>
          </table:table-cell>
          <table:table-cell office:value-type="float" office:value="0.5" table:style-name="ce7">
            <text:p>R$ 0,50</text:p>
          </table:table-cell>
          <table:table-cell office:value-type="float" office:value="200" table:formula="of:=[.H29]*[.G29]" table:style-name="ce7">
            <text:p>R$ 200,00</text:p>
          </table:table-cell>
          <table:table-cell table:number-columns-repeated="16375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number-columns-spanned="5" table:number-rows-spanned="1" table:style-name="ce14">
            <text:p>PLASTICO PARA PLASTIFICACAO A4 220X 307</text:p>
          </table:table-cell>
          <table:covered-table-cell table:number-columns-repeated="4"/>
          <table:table-cell office:value-type="float" office:value="200" table:style-name="ce6">
            <text:p>200</text:p>
          </table:table-cell>
          <table:table-cell office:value-type="float" office:value="1.2" table:style-name="ce7">
            <text:p>R$ 1,20</text:p>
          </table:table-cell>
          <table:table-cell office:value-type="float" office:value="240" table:formula="of:=[.H30]*[.G30]" table:style-name="ce7">
            <text:p>R$ 240,00</text:p>
          </table:table-cell>
          <table:table-cell table:number-columns-repeated="16375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number-columns-spanned="5" table:number-rows-spanned="1" table:style-name="ce14">
            <text:p>COLA BRANCA 1KG</text:p>
          </table:table-cell>
          <table:covered-table-cell table:number-columns-repeated="4"/>
          <table:table-cell office:value-type="float" office:value="4" table:style-name="ce6">
            <text:p>4</text:p>
          </table:table-cell>
          <table:table-cell office:value-type="float" office:value="39.5" table:style-name="ce7">
            <text:p>R$ 39,50</text:p>
          </table:table-cell>
          <table:table-cell office:value-type="float" office:value="158" table:formula="of:=[.H31]*[.G31]" table:style-name="ce7">
            <text:p>R$ 158,00</text:p>
          </table:table-cell>
          <table:table-cell table:number-columns-repeated="16375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number-columns-spanned="5" table:number-rows-spanned="1" table:style-name="ce14">
            <text:p>LIVRO ATA 200 FOLHAS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26" table:style-name="ce7">
            <text:p>R$ 26,00</text:p>
          </table:table-cell>
          <table:table-cell office:value-type="float" office:value="26" table:formula="of:=[.H32]*[.G32]" table:style-name="ce7">
            <text:p>R$ 26,00</text:p>
          </table:table-cell>
          <table:table-cell table:number-columns-repeated="16375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number-columns-spanned="5" table:number-rows-spanned="1" table:style-name="ce14">
            <text:p>LIVRO PONTO 100F 3 UN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39.5" table:style-name="ce7">
            <text:p>R$ 39,50</text:p>
          </table:table-cell>
          <table:table-cell office:value-type="float" office:value="39.5" table:formula="of:=[.H33]*[.G33]" table:style-name="ce7">
            <text:p>R$ 39,50</text:p>
          </table:table-cell>
          <table:table-cell table:number-columns-repeated="16375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number-columns-spanned="5" table:number-rows-spanned="1" table:style-name="ce14">
            <text:p>PAPEL A4 COLORIDO</text:p>
          </table:table-cell>
          <table:covered-table-cell table:number-columns-repeated="4"/>
          <table:table-cell office:value-type="float" office:value="10" table:style-name="ce6">
            <text:p>10</text:p>
          </table:table-cell>
          <table:table-cell office:value-type="float" office:value="8.9" table:style-name="ce7">
            <text:p>R$ 8,90</text:p>
          </table:table-cell>
          <table:table-cell office:value-type="float" office:value="89" table:formula="of:=[.H34]*[.G34]" table:style-name="ce7">
            <text:p>R$ 89,00</text:p>
          </table:table-cell>
          <table:table-cell table:number-columns-repeated="16375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number-columns-spanned="5" table:number-rows-spanned="1" table:style-name="ce14">
            <text:p>EVA LISO CORES</text:p>
          </table:table-cell>
          <table:covered-table-cell table:number-columns-repeated="4"/>
          <table:table-cell office:value-type="float" office:value="38" table:style-name="ce6">
            <text:p>38</text:p>
          </table:table-cell>
          <table:table-cell office:value-type="float" office:value="3.5" table:style-name="ce7">
            <text:p>R$ 3,50</text:p>
          </table:table-cell>
          <table:table-cell office:value-type="float" office:value="133" table:formula="of:=[.H35]*[.G35]" table:style-name="ce7">
            <text:p>R$ 133,00</text:p>
          </table:table-cell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18">
            <text:p>Data</text:p>
          </table:table-cell>
          <table:covered-table-cell/>
          <table:table-cell office:value-type="string" table:number-columns-spanned="2" table:number-rows-spanned="2" table:style-name="ce19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0">
            <text:p>TOTAIS</text:p>
            <text:p/>
          </table:table-cell>
          <table:covered-table-cell/>
          <table:table-cell office:value-type="string" table:number-columns-spanned="2" table:number-rows-spanned="2" table:style-name="ce21">
            <text:p>Data de validade da proposta: 31/12/2023</text:p>
          </table:table-cell>
          <table:covered-table-cell/>
          <table:table-cell office:value-type="string" table:style-name="ce6">
            <text:p>TOTAL GERAL</text:p>
          </table:table-cell>
          <table:table-cell table:number-columns-repeated="16375"/>
        </table:table-row>
        <table:table-row table:style-name="ro6">
          <table:table-cell table:style-name="ce9"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038" table:formula="of:=SUM([.I18:.I35])" table:number-columns-spanned="1" table:number-rows-spanned="4" table:style-name="ce22">
            <text:p>R$ 5.038,00</text:p>
          </table:table-cell>
          <table:table-cell table:number-columns-repeated="16375"/>
        </table:table-row>
        <table:table-row table:style-name="ro1">
          <table:table-cell office:value-type="date" office:date-value="2023-03-15T00:00:00" table:number-columns-spanned="2" table:number-rows-spanned="3" table:style-name="ce23">
            <text:p>15/3/2023</text:p>
          </table:table-cell>
          <table:covered-table-cell/>
          <table:table-cell table:number-columns-spanned="2" table:number-rows-spanned="3" table:style-name="ce28"/>
          <table:covered-table-cell/>
          <table:table-cell office:value-type="float" office:value="5038" table:formula="of:=SUM([.I18:.I35])" table:number-columns-spanned="2" table:number-rows-spanned="3" table:style-name="ce22">
            <text:p>R$ 5.038,00</text:p>
          </table:table-cell>
          <table:covered-table-cell/>
          <table:table-cell office:value-type="string" table:number-columns-spanned="2" table:number-rows-spanned="1" table:style-name="ce24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29"/>
          <table:covered-table-cell/>
          <table:covered-table-cell/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5">
          <table:table-cell office:value-type="string" table:number-columns-spanned="4" table:number-rows-spanned="1" table:style-name="ce25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26">
            <text:p>Gerente da GEREI</text:p>
          </table:table-cell>
          <table:covered-table-cell table:number-columns-repeated="2"/>
          <table:table-cell table:style-name="ce11"/>
          <table:table-cell table:style-name="ce12"/>
          <table:table-cell table:number-columns-repeated="16375"/>
        </table:table-row>
        <table:table-row table:style-name="ro5">
          <table:table-cell office:value-type="string" table:number-columns-spanned="4" table:number-rows-spanned="3" table:style-name="ce27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27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11</meta:generator>
    <dc:title/>
    <dc:description/>
    <dc:subject/>
    <meta:initial-creator>OTOMAR</meta:initial-creator>
    <dc:creator>Victor Farias Casagrande</dc:creator>
    <meta:creation-date>2023-08-25T19:28:57Z</meta:creation-date>
    <dc:date>2023-09-12T13:27:07Z</dc:date>
    <meta:editing-cycles>4</meta:editing-cycles>
    <meta:user-defined meta:name="AppVersion">16.0300</meta:user-defined>
  </office:meta>
</office:document-meta>
</file>